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954c" officeooo:paragraph-rsid="0019954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9954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9954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c930d" officeooo:paragraph-rsid="001c930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da441" officeooo:paragraph-rsid="001e109c"/>
    </style:style>
    <style:style style:name="T1" style:family="text">
      <style:text-properties officeooo:rsid="0019954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/>
    </style:style>
    <style:style style:name="T4" style:family="text">
      <style:text-properties style:font-name="Times New Roman" fo:language="en" fo:country="US" fo:background-color="#ffff00" loext:char-shading-value="0"/>
    </style:style>
    <style:style style:name="T5" style:family="text">
      <style:text-properties style:font-name="Times New Roman" fo:font-style="italic" style:font-style-asian="italic"/>
    </style:style>
    <style:style style:name="T6" style:family="text">
      <style:text-properties style:font-name="Times New Roman" fo:background-color="#ffff00" loext:char-shading-value="0"/>
    </style:style>
    <style:style style:name="T7" style:family="text">
      <style:text-properties style:font-name="Times New Roman" officeooo:rsid="0019954c"/>
    </style:style>
    <style:style style:name="T8" style:family="text">
      <style:text-properties style:font-name="Times New Roman" officeooo:rsid="001af31c"/>
    </style:style>
    <style:style style:name="T9" style:family="text">
      <style:text-properties style:font-name="Times New Roman" officeooo:rsid="001c930d"/>
    </style:style>
    <style:style style:name="T10" style:family="text">
      <style:text-properties style:font-name="Times New Roman" officeooo:rsid="001da441"/>
    </style:style>
    <style:style style:name="T11" style:family="text">
      <style:text-properties style:font-name="Times New Roman" officeooo:rsid="001e109c"/>
    </style:style>
    <style:style style:name="T12" style:family="text">
      <style:text-properties fo:language="en" fo:country="US"/>
    </style:style>
    <style:style style:name="T13" style:family="text">
      <style:text-properties officeooo:rsid="001da441"/>
    </style:style>
    <style:style style:name="T14" style:family="text">
      <style:text-properties officeooo:rsid="001e12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Иванов Илья, </text:span>Вариант 1.</text:p>
      <text:p text:style-name="P1"/>
      <text:p text:style-name="P2"><text:span text:style-name="T2">1). Сколько валентностей глагола </text:span><text:span text:style-name="T5">перепродавать</text:span><text:span text:style-name="T2"> насыщено в предложении </text:span><text:span text:style-name="T5">Сосед перепродал мне автомобиль за сто тысяч</text:span><text:span text:style-name="T2">?</text:span><text:span text:style-name="T5"> </text:span></text:p>
      <text:p text:style-name="P2"><text:span text:style-name="T2">(</text:span><text:span text:style-name="T3">A</text:span><text:span text:style-name="T2">) 5 <text:s text:c="4"/></text:span><text:span text:style-name="T6">(</text:span><text:span text:style-name="T4">B</text:span><text:span text:style-name="T6">) 4</text:span><text:span text:style-name="T2"> <text:s text:c="4"/>(</text:span><text:span text:style-name="T3">C</text:span><text:span text:style-name="T2">) 3 <text:s text:c="4"/>(</text:span><text:span text:style-name="T3">D</text:span><text:span text:style-name="T2">) 2 <text:s text:c="3"/>(</text:span><text:span text:style-name="T3">E</text:span><text:span text:style-name="T2">) 1</text:span></text:p>
      <text:p text:style-name="P2"><text:span text:style-name="T2"/></text:p>
      <text:p text:style-name="P2"><text:span text:style-name="T2"><text:tab/></text:span><text:span text:style-name="T7">4 валентности насыщены: </text:span><text:span text:style-name="T9">продавец</text:span><text:span text:style-name="T7"> (сосед), </text:span><text:span text:style-name="T9">покупатель</text:span><text:span text:style-name="T7"> (мне), </text:span><text:span text:style-name="T9">товар </text:span><text:span text:style-name="T7">(автомобиль), </text:span><text:span text:style-name="T9">стоимость</text:span><text:span text:style-name="T7"> (за сто тысяч)</text:span></text:p>
      <text:p text:style-name="P3"/>
      <text:p text:style-name="P2"><text:span text:style-name="T2">2). Сколько валентностей глагола </text:span><text:span text:style-name="T5">перепродавать</text:span><text:span text:style-name="T2"> насыщено в предложении </text:span><text:span text:style-name="T5">Сосед отказался перепродавать мне автомобиль стоимостью в добрый миллион всего за сто тысяч</text:span><text:span text:style-name="T2">?</text:span><text:span text:style-name="T5"> </text:span></text:p>
      <text:p text:style-name="P2"><text:span text:style-name="T2">(</text:span><text:span text:style-name="T3">A</text:span><text:span text:style-name="T2">) 5 <text:s text:c="4"/>(</text:span><text:span text:style-name="T3">B</text:span><text:span text:style-name="T2">) 4 <text:s text:c="4"/></text:span><text:span text:style-name="T6">(</text:span><text:span text:style-name="T4">C</text:span><text:span text:style-name="T6">) 3</text:span><text:span text:style-name="T2"> <text:s text:c="4"/>(</text:span><text:span text:style-name="T3">D</text:span><text:span text:style-name="T2">) 2 <text:s text:c="3"/>(</text:span><text:span text:style-name="T3">E</text:span><text:span text:style-name="T2">) 1</text:span></text:p>
      <text:p text:style-name="P2"><text:span text:style-name="T2"><text:tab/></text:span></text:p>
      <text:p text:style-name="P2"><text:span text:style-name="T2"><text:tab/></text:span><text:span text:style-name="T7">3 валентности насыщены: </text:span><text:span text:style-name="T9">покупатель </text:span><text:span text:style-name="T7">(мне), </text:span><text:span text:style-name="T9">товар</text:span><text:span text:style-name="T7"> (автомобиль), </text:span><text:span text:style-name="T9">стоимость</text:span><text:span text:style-name="T7"> (за сто тысяч)</text:span></text:p>
      <text:p text:style-name="P3"/>
      <text:p text:style-name="P2"><text:span text:style-name="T2">3). Сколько валентностей глагола </text:span><text:span text:style-name="T5">покупать</text:span><text:span text:style-name="T2"> насыщено в предложении </text:span><text:span text:style-name="T5">Отец купил мне автомобиль у соседа за те же сто тысяч</text:span><text:span text:style-name="T2">? </text:span></text:p>
      <text:p text:style-name="P2">(<text:span text:style-name="T12">A</text:span>) 5 <text:span text:style-name="T2"><text:s text:c="4"/></text:span><text:span text:style-name="T6">(</text:span><text:span text:style-name="T4">B</text:span><text:span text:style-name="T6">) 4</text:span><text:span text:style-name="T2"> <text:s text:c="4"/>(</text:span><text:span text:style-name="T3">C</text:span><text:span text:style-name="T2">) 3 <text:s text:c="4"/>(</text:span><text:span text:style-name="T3">D</text:span><text:span text:style-name="T2">) 2 <text:s text:c="3"/>(</text:span><text:span text:style-name="T3">E</text:span><text:span text:style-name="T2">) 1</text:span></text:p>
      <text:p text:style-name="P2"><text:span text:style-name="T2"/></text:p>
      <text:p text:style-name="P2"><text:span text:style-name="T2"><text:tab/></text:span><text:span text:style-name="T8">все 4</text:span><text:span text:style-name="T7"> валентност</text:span><text:span text:style-name="T8">и</text:span><text:span text:style-name="T7"> насыщены: </text:span><text:span text:style-name="T10">покупатель</text:span><text:span text:style-name="T7"> (отец), </text:span><text:span text:style-name="T10">товар</text:span><text:span text:style-name="T7"> (автомобиль), </text:span><text:span text:style-name="T10">продавец </text:span><text:span text:style-name="T7">(у соседа), </text:span><text:span text:style-name="T10">стоимость</text:span><text:span text:style-name="T7"> (за сто тысяч)</text:span></text:p>
      <text:p text:style-name="P3"/>
      <text:p text:style-name="P2"><text:span text:style-name="T2">4) Сколько валентностей глагола </text:span><text:span text:style-name="T5">перепродавать </text:span><text:span text:style-name="T2">насыщено в предложении </text:span><text:span text:style-name="T5">Этот автомобиль никому не удалось перепродать</text:span><text:span text:style-name="T2">?</text:span></text:p>
      <text:p text:style-name="P3"/>
      <text:p text:style-name="P2"><text:span text:style-name="T2">(</text:span><text:span text:style-name="T3">A</text:span><text:span text:style-name="T2">) 5 <text:s text:c="4"/>(</text:span><text:span text:style-name="T3">B</text:span><text:span text:style-name="T2">) 4 <text:s text:c="4"/>(</text:span><text:span text:style-name="T3">C</text:span><text:span text:style-name="T2">) 3 <text:s text:c="4"/></text:span><text:span text:style-name="T6">(</text:span><text:span text:style-name="T4">D</text:span><text:span text:style-name="T6">) 2 </text:span><text:span text:style-name="T2"><text:s text:c="3"/></text:span><text:span text:style-name="T6">(</text:span><text:span text:style-name="T4">E</text:span><text:span text:style-name="T6">) 1</text:span></text:p>
      <text:p text:style-name="P3"/>
      <text:p text:style-name="P3"><text:tab/><text:span text:style-name="T13">В зависимости от смысла 2 варианта.</text:span></text:p>
      <text:p text:style-name="P3"><text:tab/><text:span text:style-name="T1">1 валентность насыщена: товар (автомобиль)</text:span></text:p>
      <text:p text:style-name="P3"><text:tab/><text:span text:style-name="T13">либо</text:span></text:p>
      <text:p text:style-name="P3"><text:tab/><text:span text:style-name="T13">2 валентности насыщены: товар (автомобиль), покупатель (никому)</text:span></text:p>
      <text:p text:style-name="P3"/>
      <text:p text:style-name="P2"><text:span text:style-name="T2">Все ли валентности глаголов </text:span><text:span text:style-name="T5">перепродавать </text:span><text:span text:style-name="T2">и</text:span><text:span text:style-name="T5"> покупать </text:span><text:span text:style-name="T2">насыщены в предложениях 1-4?</text:span></text:p>
      <text:p text:style-name="P4"><text:span text:style-name="T2"/></text:p>
      <text:p text:style-name="P5"><text:span text:style-name="T2">У глаголов “перепродавать”, “перепродать” и “купить” по 4 актанта </text:span><text:span text:style-name="T11">(</text:span><text:span text:style-name="T2">покупатель</text:span><text:span text:style-name="T7">, </text:span><text:span text:style-name="T2">товар</text:span><text:span text:style-name="T7">, </text:span><text:span text:style-name="T2">продавец</text:span><text:span text:style-name="T7">, </text:span><text:span text:style-name="T2">стоимость</text:span><text:span text:style-name="T11">)</text:span><text:span text:style-name="T2">, поэтому все валентности насыщены в 1) и 3) предложени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1T22:19:25.456888864</dc:date>
    <meta:editing-duration>PT3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04" meta:character-count="1412" meta:non-whitespace-character-count="1155"/>
  </office:meta>
</office:document-meta>
</file>